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style-name="ce6" office:value-type="date" office:date-value="2018-06-19" calcext:value-type="date">
            <text:p>19.06.18</text:p>
          </table:table-cell>
          <table:table-cell table:style-name="ce6" office:value-type="date" office:date-value="2018-06-20" calcext:value-type="date">
            <text:p>20.06.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48 Minuten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2"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.00.0000</text:date>, <text:time style:data-style-name="N2" text:time-value="13:33:13.2964551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19T13:33:34.060459484</dc:date>
    <meta:editing-duration>PT17H2M54S</meta:editing-duration>
    <meta:editing-cycles>145</meta:editing-cycles>
    <meta:document-statistic meta:table-count="1" meta:cell-count="159" meta:object-count="0"/>
  </office:meta>
</office:document-meta>
</file>